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9885"/>
    </style:style>
    <style:style style:name="P2" style:family="paragraph" style:parent-style-name="Heading_20_4">
      <style:text-properties officeooo:paragraph-rsid="00149885"/>
    </style:style>
    <style:style style:name="P3" style:family="paragraph" style:parent-style-name="Horizontal_20_Line">
      <style:text-properties officeooo:paragraph-rsid="00149885"/>
    </style:style>
    <style:style style:name="P4" style:family="paragraph" style:parent-style-name="Text_20_body">
      <style:paragraph-properties fo:line-height="100%" fo:break-before="page"/>
      <style:text-properties officeooo:paragraph-rsid="00149885"/>
    </style:style>
    <style:style style:name="P5" style:family="paragraph" style:parent-style-name="Text_20_body">
      <style:paragraph-properties fo:line-height="100%"/>
      <style:text-properties officeooo:paragraph-rsid="00149885"/>
    </style:style>
    <style:style style:name="P6" style:family="paragraph" style:parent-style-name="Text_20_body" style:list-style-name="L1">
      <style:text-properties officeooo:paragraph-rsid="00149885"/>
    </style:style>
    <style:style style:name="P7" style:family="paragraph" style:parent-style-name="Text_20_body" style:list-style-name="L14">
      <style:text-properties officeooo:paragraph-rsid="00149885" fo:background-color="#ffff00"/>
    </style:style>
    <style:style style:name="P8" style:family="paragraph" style:parent-style-name="Text_20_body" style:list-style-name="L12">
      <style:text-properties officeooo:paragraph-rsid="00149885"/>
    </style:style>
    <style:style style:name="P9" style:family="paragraph" style:parent-style-name="Text_20_body" style:list-style-name="L13">
      <style:text-properties officeooo:paragraph-rsid="00149885"/>
    </style:style>
    <style:style style:name="P10" style:family="paragraph" style:parent-style-name="Text_20_body" style:list-style-name="L14">
      <style:text-properties officeooo:paragraph-rsid="00149885"/>
    </style:style>
    <style:style style:name="P11" style:family="paragraph" style:parent-style-name="Text_20_body" style:list-style-name="L15">
      <style:text-properties officeooo:paragraph-rsid="00149885"/>
    </style:style>
    <style:style style:name="P12" style:family="paragraph" style:parent-style-name="Text_20_body" style:list-style-name="L15">
      <style:paragraph-properties fo:margin-top="0in" fo:margin-bottom="0in" style:contextual-spacing="false"/>
      <style:text-properties officeooo:paragraph-rsid="00149885"/>
    </style:style>
    <style:style style:name="P13" style:family="paragraph" style:parent-style-name="Text_20_body" style:list-style-name="L16">
      <style:text-properties officeooo:paragraph-rsid="00149885"/>
    </style:style>
    <style:style style:name="P14" style:family="paragraph" style:parent-style-name="Text_20_body" style:list-style-name="L17">
      <style:text-properties officeooo:paragraph-rsid="00149885"/>
    </style:style>
    <style:style style:name="P15" style:family="paragraph" style:parent-style-name="Text_20_body" style:list-style-name="L18">
      <style:text-properties officeooo:paragraph-rsid="00149885"/>
    </style:style>
    <style:style style:name="P16" style:family="paragraph" style:parent-style-name="Text_20_body" style:list-style-name="L19">
      <style:text-properties officeooo:paragraph-rsid="00149885"/>
    </style:style>
    <style:style style:name="P17" style:family="paragraph" style:parent-style-name="Text_20_body" style:list-style-name="L20">
      <style:text-properties officeooo:paragraph-rsid="00149885"/>
    </style:style>
    <style:style style:name="P18" style:family="paragraph" style:parent-style-name="Text_20_body" style:list-style-name="L21">
      <style:text-properties officeooo:paragraph-rsid="00149885"/>
    </style:style>
    <style:style style:name="P19" style:family="paragraph" style:parent-style-name="Text_20_body">
      <style:text-properties officeooo:paragraph-rsid="00149885"/>
    </style:style>
    <style:style style:name="T1" style:family="text">
      <style:text-properties fo:font-weight="normal" officeooo:rsid="0043db56" style:font-weight-asian="normal" style:font-weight-complex="normal"/>
    </style:style>
    <style:style style:name="T2" style:family="text">
      <style:text-properties officeooo:rsid="0043db56"/>
    </style:style>
    <style:style style:name="T3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updated, step-by-step plan</text:span></text:span><text:span text:style-name="Source_20_Text"><text:span text:style-name="T1"> for creating the ROS 2 inference node, in written words:</text:span></text:span></text:p>
      <text:p text:style-name="P3"/>
      <text:h text:style-name="P1" text:outline-level="3"><text:span text:style-name="Strong_20_Emphasis">Step 1: Training-Side Helper (to Export Normalization Stats)</text:span></text:h>
      <text:h text:style-name="P2" text:outline-level="4"><text:span text:style-name="Strong_20_Emphasis">1.1 Modify the Training Script</text:span></text:h>
      <text:list xml:id="list3137718528" text:style-name="L1">
        <text:list-item>
          <text:p text:style-name="P6">After the training script completes the dataset preprocessing (where it calculates statistics like <text:span text:style-name="Source_20_Text">lidar_mean</text:span>, <text:span text:style-name="Source_20_Text">lidar_std</text:span>, <text:span text:style-name="Source_20_Text">state_mean</text:span>, <text:span text:style-name="Source_20_Text">state_std</text:span>), you need to export these statistics for use during inference.</text:p>
        </text:list-item>
        <text:list-item>
          <text:p text:style-name="P6">The exported statistics will be saved as a <text:span text:style-name="Strong_20_Emphasis">JSON file</text:span> called <text:span text:style-name="Source_20_Text">scaler_inference.json</text:span>. This JSON file will contain:</text:p>
          <text:list>
            <text:list-item>
              <text:p text:style-name="P6"><text:span text:style-name="Source_20_Text">lidar_mean</text:span>: The mean values for LiDAR data.</text:p>
            </text:list-item>
            <text:list-item>
              <text:p text:style-name="P6"><text:span text:style-name="Source_20_Text">lidar_std</text:span>: The standard deviation values for LiDAR data.</text:p>
            </text:list-item>
            <text:list-item>
              <text:p text:style-name="P6"><text:span text:style-name="Source_20_Text">state_mean</text:span>: The mean values for the robot's goal-conditioned state (x, y, yaw, etc.).</text:p>
            </text:list-item>
            <text:list-item>
              <text:p text:style-name="P6"><text:span text:style-name="Source_20_Text">state_std</text:span>: The standard deviation values for the goal-conditioned state.</text:p>
            </text:list-item>
            <text:list-item>
              <text:p text:style-name="P6"><text:span text:style-name="Source_20_Text">lidar_max_range</text:span>: The maximum LiDAR range (default 10 meters).</text:p>
            </text:list-item>
          </text:list>
        </text:list-item>
      </text:list>
      <text:p text:style-name="P19">The training script should generate this JSON file once the dataset is created and stats are calculated, ensuring that the same normalization statistics are used during inference.</text:p>
      <text:p text:style-name="P3"/>
      <text:h text:style-name="P1" text:outline-level="3"><text:span text:style-name="Strong_20_Emphasis">Step 2: Create ROS 2 Inference Node</text:span></text:h>
      <text:h text:style-name="P2" text:outline-level="4"><text:span text:style-name="Strong_20_Emphasis">2.1 Import Required Libraries</text:span></text:h>
      <text:list xml:id="list2481478718" text:style-name="L12">
        <text:list-item>
          <text:p text:style-name="P8">The necessary libraries to import for ROS 2 include:</text:p>
          <text:list>
            <text:list-item>
              <text:p text:style-name="P8">ROS 2 libraries (<text:span text:style-name="Source_20_Text">rclpy</text:span>, <text:span text:style-name="Source_20_Text">node</text:span>, <text:span text:style-name="Source_20_Text">sensor_msgs</text:span>, <text:span text:style-name="Source_20_Text">geometry_msgs</text:span>, etc.)</text:p>
            </text:list-item>
            <text:list-item>
              <text:p text:style-name="P8"><text:span text:style-name="Source_20_Text">cv_bridge</text:span> for converting ROS image messages to OpenCV format.</text:p>
            </text:list-item>
            <text:list-item>
              <text:p text:style-name="P8"><text:span text:style-name="Source_20_Text">numpy</text:span>, <text:span text:style-name="Source_20_Text">cv2</text:span> (OpenCV), and <text:span text:style-name="Source_20_Text">math</text:span> for numerical and image processing.</text:p>
            </text:list-item>
          </text:list>
        </text:list-item>
      </text:list>
      <text:h text:style-name="P2" text:outline-level="4" text:is-list-header="true"><text:span text:style-name="Strong_20_Emphasis">2.2 Define Helper Functions</text:span></text:h>
      <text:list xml:id="list4168512165" text:style-name="L13">
        <text:list-item>
          <text:p text:style-name="P9"><text:span text:style-name="Strong_20_Emphasis">wrap_to_pi()</text:span>: A function to ensure the yaw angle is wrapped between −π and π.</text:p>
        </text:list-item>
        <text:list-item>
          <text:p text:style-name="P9"><text:span text:style-name="Strong_20_Emphasis">relative_goal()</text:span>: A function to compute the robot-relative goal features (i.e., Δx,Δy,sin(Δψ),cos(Δψ),dist).</text:p>
        </text:list-item>
        <text:list-item>
          <text:p text:style-name="P9"><text:span text:style-name="Strong_20_Emphasis">load_scaler()</text:span>: A function to load the <text:span text:style-name="Source_20_Text">scaler_inference.json</text:span> file, which contains the normalization statistics.</text:p>
        </text:list-item>
      </text:list>
      <text:h text:style-name="P2" text:outline-level="4" text:is-list-header="true"><text:span text:style-name="Strong_20_Emphasis">2.3 Define the ROS 2 Inference Node Class</text:span></text:h>
      <text:p text:style-name="P19">The main class for the inference node (<text:span text:style-name="Source_20_Text">InferenceNode</text:span>) will include:</text:p>
      <text:list xml:id="list3072634102" text:style-name="L14">
        <text:list-item>
          <text:p text:style-name="P10"><text:soft-page-break/><text:span text:style-name="Strong_20_Emphasis">Parameter declaration</text:span>: Define ROS 2 parameters for:</text:p>
          <text:list>
            <text:list-item>
              <text:p text:style-name="P10">Camera, LiDAR, Odometry, and Goal Pose topics.</text:p>
            </text:list-item>
            <text:list-item>
              <text:p text:style-name="P10">Sequence length (<text:span text:style-name="Source_20_Text">SEQ_LEN</text:span>), stride, model path, scaler path, etc.</text:p>
            </text:list-item>
          </text:list>
        </text:list-item>
        <text:list-item>
          <text:p text:style-name="P10"><text:span text:style-name="Strong_20_Emphasis">Model loading</text:span>: The trained model (e.g., a TensorFlow/Keras model) is loaded from the specified model path.</text:p>
        </text:list-item>
        <text:list-item>
          <text:p text:style-name="P10"><text:span text:style-name="Strong_20_Emphasis">Subscriptions</text:span>:</text:p>
          <text:list>
            <text:list-item>
              <text:p text:style-name="P10">Subscribe to <text:span text:style-name="Source_20_Text">Image</text:span> (camera feed), <text:span text:style-name="Source_20_Text">LaserScan</text:span> (LiDAR data), <text:span text:style-name="Source_20_Text">Odometry</text:span> (robot pose), and <text:span text:style-name="Source_20_Text"><text:span text:style-name="T3">PoseStamped</text:span></text:span><text:span text:style-name="T3"> (goal pose) topics.</text:span></text:p>
            </text:list-item>
          </text:list>
        </text:list-item>
        <text:list-item>
          <text:p text:style-name="P10"><text:span text:style-name="Strong_20_Emphasis">Callbacks</text:span>:</text:p>
          <text:list>
            <text:list-item>
              <text:p text:style-name="P10">Image callback: Preprocess and convert images to grayscale and resize them.</text:p>
            </text:list-item>
            <text:list-item>
              <text:p text:style-name="P10">LiDAR callback: Preprocess LiDAR data (resample to 67 points, clip to range, and normalize).</text:p>
            </text:list-item>
            <text:list-item>
              <text:p text:style-name="P10">Odometry callback: Extract robot pose (x, y, yaw) and compute the goal-conditioned state.</text:p>
            </text:list-item>
            <text:list-item>
              <text:p text:style-name="P7">Goal callback: Handle the goal pose dynamically (if needed).</text:p>
            </text:list-item>
          </text:list>
        </text:list-item>
        <text:list-item>
          <text:p text:style-name="P10"><text:span text:style-name="Strong_20_Emphasis">Publisher</text:span>:</text:p>
          <text:list>
            <text:list-item>
              <text:p text:style-name="P10">The model’s predictions (linear and angular velocities) will be published to a topic (e.g., <text:span text:style-name="Source_20_Text">/lnn/prediction</text:span>).</text:p>
            </text:list-item>
          </text:list>
        </text:list-item>
      </text:list>
      <text:p text:style-name="P3"/>
      <text:h text:style-name="P1" text:outline-level="3"><text:span text:style-name="Strong_20_Emphasis">Step 3: Data Preprocessing</text:span></text:h>
      <text:p text:style-name="P19">For each incoming message, the node will:</text:p>
      <text:list xml:id="list3162836538" text:style-name="L15">
        <text:list-item>
          <text:p text:style-name="P11"><text:span text:style-name="Strong_20_Emphasis">Preprocess the Image</text:span>:</text:p>
          <text:list>
            <text:list-item>
              <text:p text:style-name="P11">Convert the image to grayscale (if needed).</text:p>
            </text:list-item>
            <text:list-item>
              <text:p text:style-name="P11">Resize the image to 128×128 pixels.</text:p>
            </text:list-item>
            <text:list-item>
              <text:p text:style-name="P11">Normalize pixel values to the range [0, 1].</text:p>
            </text:list-item>
          </text:list>
        </text:list-item>
        <text:list-item>
          <text:p text:style-name="P11"><text:span text:style-name="Strong_20_Emphasis">Preprocess LiDAR Data</text:span>:</text:p>
          <text:list>
            <text:list-item>
              <text:p text:style-name="P11">Resample the LiDAR data to exactly 67 points if there are more or fewer.</text:p>
            </text:list-item>
            <text:list-item>
              <text:p text:style-name="P11">Clip LiDAR values to the <text:span text:style-name="Source_20_Text">LIDAR_MAX_RANGE</text:span> (default 10 meters).</text:p>
            </text:list-item>
            <text:list-item>
              <text:p text:style-name="P11">Normalize the LiDAR data to the range [0, 1].</text:p>
            </text:list-item>
            <text:list-item>
              <text:p text:style-name="P11">Apply <text:span text:style-name="Strong_20_Emphasis">z-score normalization</text:span> using the mean and std values (<text:span text:style-name="Source_20_Text">lidar_mean</text:span>, <text:span text:style-name="Source_20_Text">lidar_std</text:span>) loaded from <text:span text:style-name="Source_20_Text">scaler_inference.json</text:span>.</text:p>
            </text:list-item>
          </text:list>
        </text:list-item>
        <text:list-item>
          <text:p text:style-name="P11"><text:span text:style-name="Strong_20_Emphasis">Preprocess Goal State</text:span>:</text:p>
          <text:list>
            <text:list-item>
              <text:p text:style-name="P11"><text:soft-page-break/>Compute the goal-conditioned state using the robot’s current pose (from <text:span text:style-name="Source_20_Text">Odometry</text:span>) and the goal pose:</text:p>
              <text:p text:style-name="P12">state=[xr​,yr​,ψr​,xg​,yg​,ψg​,Δx,Δy,sin(Δψ),cos(Δψ),dist] </text:p>
            </text:list-item>
            <text:list-item>
              <text:p text:style-name="P11">Normalize the state using the mean and std values (<text:span text:style-name="Source_20_Text">state_mean</text:span>, <text:span text:style-name="Source_20_Text">state_std</text:span>) loaded from <text:span text:style-name="Source_20_Text">scaler_inference.json</text:span>.</text:p>
            </text:list-item>
          </text:list>
        </text:list-item>
      </text:list>
      <text:p text:style-name="P3"/>
      <text:h text:style-name="P1" text:outline-level="3"><text:span text:style-name="Strong_20_Emphasis">Step 4: Sequence Buffering</text:span></text:h>
      <text:p text:style-name="P19">The node will use a <text:span text:style-name="Strong_20_Emphasis">buffering mechanism</text:span> to accumulate the incoming data into sequences of length <text:span text:style-name="Source_20_Text">SEQ_LEN</text:span> (e.g., 32 frames). This sequence will include:</text:p>
      <text:list xml:id="list3028787573" text:style-name="L16">
        <text:list-item>
          <text:p text:style-name="P13">A sequence of images.</text:p>
        </text:list-item>
        <text:list-item>
          <text:p text:style-name="P13">A sequence of LiDAR data.</text:p>
        </text:list-item>
        <text:list-item>
          <text:p text:style-name="P13">A sequence of goal-conditioned state vectors.</text:p>
        </text:list-item>
      </text:list>
      <text:p text:style-name="P19">The buffer will collect data in real-time and once enough frames are accumulated, the full sequence will be passed into the model.</text:p>
      <text:p text:style-name="P3"/>
      <text:h text:style-name="P1" text:outline-level="3"><text:span text:style-name="Strong_20_Emphasis">Step 5: Model Inference</text:span></text:h>
      <text:p text:style-name="P19">Once the data sequence is built (image, LiDAR, and goal state), the node will:</text:p>
      <text:list xml:id="list3061944309" text:style-name="L17">
        <text:list-item>
          <text:p text:style-name="P14">Feed the sequence into the trained model.</text:p>
        </text:list-item>
        <text:list-item>
          <text:p text:style-name="P14">The model will output predicted linear and angular velocities for the most recent timestep in the sequence.</text:p>
        </text:list-item>
        <text:list-item>
          <text:p text:style-name="P14"><text:span text:style-name="Strong_20_Emphasis">Publish the predicted velocities</text:span> as a <text:span text:style-name="Source_20_Text">Float32MultiArray</text:span> message to the <text:span text:style-name="Source_20_Text">/lnn/prediction</text:span> topic.</text:p>
        </text:list-item>
      </text:list>
      <text:p text:style-name="P3"/>
      <text:h text:style-name="P1" text:outline-level="3"><text:span text:style-name="Strong_20_Emphasis">Step 6: ROS 2 Node Parameters</text:span></text:h>
      <text:list xml:id="list4289325406" text:style-name="L18">
        <text:list-item>
          <text:p text:style-name="P15"><text:span text:style-name="Strong_20_Emphasis">Topics</text:span>:</text:p>
          <text:list>
            <text:list-item>
              <text:p text:style-name="P15"><text:span text:style-name="Source_20_Text">camera_topic</text:span>: The topic for the camera feed (e.g., <text:span text:style-name="Source_20_Text">/camera/image</text:span>).</text:p>
            </text:list-item>
            <text:list-item>
              <text:p text:style-name="P15"><text:span text:style-name="Source_20_Text">lidar_topic</text:span>: The topic for the LiDAR data (e.g., <text:span text:style-name="Source_20_Text">/lidar/scan</text:span>).</text:p>
            </text:list-item>
            <text:list-item>
              <text:p text:style-name="P15"><text:span text:style-name="Source_20_Text">odom_topic</text:span>: The topic for the robot’s odometry (e.g., <text:span text:style-name="Source_20_Text">/odom</text:span>).</text:p>
            </text:list-item>
            <text:list-item>
              <text:p text:style-name="P15"><text:span text:style-name="Source_20_Text">goal_topic</text:span>: The topic for the goal pose (e.g., <text:span text:style-name="Source_20_Text">/goal_pose</text:span>).</text:p>
            </text:list-item>
          </text:list>
        </text:list-item>
        <text:list-item>
          <text:p text:style-name="P15"><text:span text:style-name="Strong_20_Emphasis">Sequence Parameters</text:span>:</text:p>
          <text:list>
            <text:list-item>
              <text:p text:style-name="P15"><text:span text:style-name="Source_20_Text">SEQ_LEN</text:span>: Length of the sequence (default: 32).</text:p>
            </text:list-item>
            <text:list-item>
              <text:p text:style-name="P15"><text:span text:style-name="Source_20_Text">STRIDE</text:span>: Step size for the sequence (default: 1).</text:p>
            </text:list-item>
          </text:list>
        </text:list-item>
        <text:list-item>
          <text:p text:style-name="P15"><text:span text:style-name="Strong_20_Emphasis">Normalization</text:span>:</text:p>
          <text:list>
            <text:list-item>
              <text:p text:style-name="P15"><text:soft-page-break/><text:span text:style-name="Source_20_Text">scaler_path</text:span>: Path to the <text:span text:style-name="Source_20_Text">scaler_inference.json</text:span> file containing the normalization statistics (<text:span text:style-name="Source_20_Text">lidar_mean</text:span>, <text:span text:style-name="Source_20_Text">lidar_std</text:span>, <text:span text:style-name="Source_20_Text">state_mean</text:span>, <text:span text:style-name="Source_20_Text">state_std</text:span>).</text:p>
            </text:list-item>
          </text:list>
        </text:list-item>
        <text:list-item>
          <text:p text:style-name="P15"><text:span text:style-name="Strong_20_Emphasis">Model Parameters</text:span>:</text:p>
          <text:list>
            <text:list-item>
              <text:p text:style-name="P15"><text:span text:style-name="Source_20_Text">model_path</text:span>: Path to the trained model.</text:p>
            </text:list-item>
          </text:list>
        </text:list-item>
      </text:list>
      <text:p text:style-name="P3"/>
      <text:h text:style-name="P1" text:outline-level="3"><text:span text:style-name="Strong_20_Emphasis">Step 7: Testing and Debugging</text:span></text:h>
      <text:p text:style-name="P19">After the node is implemented:</text:p>
      <text:list xml:id="list2946279724" text:style-name="L19">
        <text:list-item>
          <text:p text:style-name="P16"><text:span text:style-name="Strong_20_Emphasis">Test the node</text:span> in a simulated environment to see if the predictions are being generated correctly.</text:p>
        </text:list-item>
        <text:list-item>
          <text:p text:style-name="P16"><text:span text:style-name="Strong_20_Emphasis">Tune parameters</text:span> (like <text:span text:style-name="Source_20_Text">SEQ_LEN</text:span> and <text:span text:style-name="Source_20_Text">stride</text:span>) based on the hardware specifications and performance.</text:p>
        </text:list-item>
        <text:list-item>
          <text:p text:style-name="P16"><text:span text:style-name="Strong_20_Emphasis">Monitor the output</text:span> to ensure the predictions are being published correctly to the <text:span text:style-name="Source_20_Text">/lnn/prediction</text:span> topic.</text:p>
        </text:list-item>
      </text:list>
      <text:p text:style-name="P3"/>
      <text:h text:style-name="P1" text:outline-level="3"><text:span text:style-name="Strong_20_Emphasis">Step 8: Adjustments and Improvements</text:span></text:h>
      <text:p text:style-name="P19">Once the basic functionality is working:</text:p>
      <text:list xml:id="list4172947501" text:style-name="L20">
        <text:list-item>
          <text:p text:style-name="P17"><text:span text:style-name="Strong_20_Emphasis">Edge case handling</text:span>: Ensure that the system handles cases when data is missing or invalid.</text:p>
        </text:list-item>
        <text:list-item>
          <text:p text:style-name="P17"><text:span text:style-name="Strong_20_Emphasis">Optimize for latency and throughput</text:span>: If inference is too slow, consider optimizing the preprocessing pipeline, reducing sequence length, or performing inference asynchronously.</text:p>
        </text:list-item>
      </text:list>
      <text:p text:style-name="P3"/>
      <text:h text:style-name="P1" text:outline-level="3"><text:span text:style-name="Strong_20_Emphasis">Conclusion</text:span></text:h>
      <text:p text:style-name="P19">This plan outlines the detailed steps to:</text:p>
      <text:list xml:id="list4161821879" text:style-name="L21">
        <text:list-item>
          <text:p text:style-name="P18">Modify the training script to save the necessary <text:span text:style-name="Strong_20_Emphasis">scaler</text:span> data for inference.</text:p>
        </text:list-item>
        <text:list-item>
          <text:p text:style-name="P18">Implement a <text:span text:style-name="Strong_20_Emphasis">ROS 2 inference node</text:span> that subscribes to required topics (camera, LiDAR, odometry, goal pose), preprocesses the data, runs inference, and publishes the predictions.</text:p>
        </text:list-item>
      </text:list>
      <text:p text:style-name="P19">Once the training-side helper to export <text:span text:style-name="Source_20_Text">scaler_inference.json</text:span> is in place, we can move ahead with building the inference node as per this plan.</text:p>
      <text:p text:style-name="P5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2:07:12.413904835</meta:creation-date>
    <dc:date>2025-10-31T12:08:06.009330753</dc:date>
    <meta:editing-duration>PT5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89" meta:word-count="923" meta:character-count="5939" meta:non-whitespace-character-count="5120"/>
  </office:meta>
</office:document-meta>
</file>